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0.766cm" fo:min-width="2.294cm"/>
    </style:style>
    <style:style style:name="gr2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0.766cm" fo:min-width="4.961cm"/>
    </style:style>
    <style:style style:name="gr3" style:family="graphic" style:parent-style-name="standard">
      <style:graphic-properties draw:stroke="dash" draw:stroke-dash="Fine_20_Dashed" svg:stroke-color="#000000" draw:fill-color="#000000" draw:opacity="0%" draw:textarea-horizontal-align="justify" draw:textarea-vertical-align="middle" draw:auto-grow-height="false" fo:min-height="1.909cm" fo:min-width="9.025cm"/>
    </style:style>
    <style:style style:name="gr4" style:family="graphic" style:parent-style-name="standard">
      <style:graphic-properties draw:stroke="dash" draw:stroke-dash="Fine_20_Dashed" svg:stroke-color="#000000" draw:fill-color="#000000" draw:opacity="0%" draw:textarea-horizontal-align="justify" draw:textarea-vertical-align="middle" draw:auto-grow-height="false" fo:min-height="4.957cm" fo:min-width="2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6" style:family="graphic" style:parent-style-name="standard">
      <style:graphic-properties draw:stroke="dash" draw:stroke-dash="Fine_20_Dashed" svg:stroke-color="#000000" draw:fill-color="#000000" draw:opacity="0%" draw:textarea-horizontal-align="justify" draw:textarea-vertical-align="middle" draw:auto-grow-height="false" fo:min-height="4.957cm" fo:min-width="5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style:paragraph-properties fo:text-align="start"/>
    </style:style>
    <style:style style:name="P2" style:family="paragraph">
      <loext:graphic-properties draw:opacity="0%"/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-color="#000000" draw:opacity="0%"/>
      <style:paragraph-properties fo:text-align="center"/>
    </style:style>
    <style:style style:name="P4" style:family="paragraph">
      <style:paragraph-properties fo:margin-left="0.102cm" fo:margin-right="0cm" fo:text-align="center" fo:text-indent="0cm"/>
    </style:style>
    <style:style style:name="P5" style:family="paragraph">
      <loext:graphic-properties draw:fill="none" draw:fill-color="#ffffff"/>
      <style:paragraph-properties fo:margin-left="0.102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1.016cm" fo:margin-right="0cm" fo:text-align="center" fo:text-indent="0cm"/>
    </style:style>
    <style:style style:name="P7" style:family="paragraph">
      <loext:graphic-properties draw:fill="none" draw:fill-color="#ffffff"/>
      <style:paragraph-properties fo:margin-left="1.016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margin-left="1.473cm" fo:margin-right="0cm" fo:text-align="center" fo:text-indent="0cm"/>
    </style:style>
    <style:style style:name="P9" style:family="paragraph">
      <loext:graphic-properties draw:fill="none" draw:fill-color="#ffffff"/>
      <style:paragraph-properties fo:margin-left="1.473cm" fo:margin-right="0cm" fo:text-align="center" fo:text-indent="0cm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1.016cm" svg:x="7.096cm" svg:y="9.763cm">
          <text:p text:style-name="P1"><text:span text:style-name="T1">wle</text:span></text:p>
          <text:p text:style-name="P1"><text:span text:style-name="T1">w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016cm" svg:x="7.096cm" svg:y="11.033cm">
          <text:p text:style-name="P1"><text:span text:style-name="T1">tge, sce</text:span></text:p>
          <text:p text:style-name="P1"><text:span text:style-name="T1">tgc, s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016cm" svg:x="7.096cm" svg:y="12.303cm">
          <text:p text:style-name="P1"><text:span text:style-name="T1">rne</text:span></text:p>
          <text:p text:style-name="P1"><text:span text:style-name="T1">rn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9.763cm">
          <text:p text:style-name="P1"><text:span text:style-name="T1">→ </text:span><text:span text:style-name="T1">Input 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1.033cm">
          <text:p text:style-name="P1"><text:span text:style-name="T1">→ </text:span><text:span text:style-name="T1">Resource usage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2.303cm">
          <text:p text:style-name="P1"><text:span text:style-name="T1">→ </text:span><text:span text:style-name="T1">Resource provision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25cm" svg:height="2.159cm" svg:x="6.842cm" svg:y="13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5.207cm" svg:x="6.842cm" svg:y="8.36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556cm" svg:height="1.275cm" svg:x="6.715cm" svg:y="8.366cm">
          <draw:text-box>
            <text:p text:style-name="P4"><text:span text:style-name="T2">Model editors and compilers</text:span></text:p>
          </draw:text-box>
        </draw:frame>
        <draw:custom-shape draw:style-name="gr6" draw:text-style-name="P3" draw:layer="layout" svg:width="5.969cm" svg:height="5.207cm" svg:x="10.398cm" svg:y="8.36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096cm" svg:height="1.275cm" svg:x="10.398cm" svg:y="8.366cm">
          <draw:text-box>
            <text:p text:style-name="P6"><text:span text:style-name="T2">Simulation model components</text:span></text:p>
          </draw:text-box>
        </draw:frame>
        <draw:frame draw:style-name="gr7" draw:text-style-name="P9" draw:layer="layout" svg:width="9.144cm" svg:height="0.763cm" svg:x="7.096cm" svg:y="13.827cm">
          <draw:text-box>
            <text:p text:style-name="P8"><text:span text:style-name="T2">Executable simulation model</text:span></text:p>
          </draw:text-box>
        </draw:frame>
        <draw:custom-shape draw:style-name="gr1" draw:text-style-name="P2" draw:layer="layout" svg:width="2.794cm" svg:height="1.016cm" svg:x="7.096cm" svg:y="14.716cm">
          <text:p text:style-name="P1"><text:span text:style-name="T1">libra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4.716cm">
          <text:p text:style-name="P1"><text:span text:style-name="T1">RNS Discrete Event Simulat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3:35:32.540055000</meta:creation-date>
    <dc:date>2016-04-27T15:31:17.071785000</dc:date>
    <meta:editing-duration>PT5M2S</meta:editing-duration>
    <meta:editing-cycles>6</meta:editing-cycles>
    <meta:generator>LibreOffice/5.1.1.3$MacOSX_X86_64 LibreOffice_project/89f508ef3ecebd2cfb8e1def0f0ba9a803b88a6d</meta:generator>
    <meta:document-statistic meta:object-count="14"/>
  </office:meta>
</office:document-meta>
</file>